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NTURA PEREZ, MELVA ESTH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NTURA PEREZ, MELVA ESTH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4528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EGUNDO ELOY RUIZ	VENTUR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65410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48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